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roman" style:font-pitch="variable"/>
    <style:font-face style:name="Vazirmatn" svg:font-family="Vazirmat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zirmatn1" svg:font-family="Vazirmatn" style:font-family-generic="system" style:font-pitch="variable"/>
  </office:font-face-decls>
  <office:automatic-styles>
    <style:style style:name="P1" style:family="paragraph" style:parent-style-name="Heading_20_2">
      <style:paragraph-properties fo:text-align="end" style:justify-single-word="false" style:writing-mode="rl-tb"/>
    </style:style>
    <style:style style:name="P2" style:family="paragraph" style:parent-style-name="Standard" style:list-style-name="WWNum2">
      <style:paragraph-properties fo:margin-left="0.5in" fo:margin-right="0in" fo:text-align="end" style:justify-single-word="false" fo:text-indent="-0.25in" style:auto-text-indent="false" style:writing-mode="rl-tb"/>
    </style:style>
    <style:style style:name="P3" style:family="paragraph" style:parent-style-name="Standard" style:list-style-name="WWNum3">
      <style:paragraph-properties fo:margin-left="0.5in" fo:margin-right="0in" fo:text-align="end" style:justify-single-word="false" fo:text-indent="-0.25in" style:auto-text-indent="false" style:writing-mode="rl-tb"/>
      <style:text-properties fo:font-weight="bold" style:font-weight-asian="bold"/>
    </style:style>
    <style:style style:name="P4" style:family="paragraph" style:parent-style-name="Standard" style:list-style-name="WWNum1">
      <style:paragraph-properties fo:margin-left="0.5in" fo:margin-right="0in" fo:text-align="end" style:justify-single-word="false" fo:text-indent="-0.25in" style:auto-text-indent="false" style:writing-mode="rl-tb"/>
      <style:text-properties fo:font-weight="bold" style:font-weight-asian="bold"/>
    </style:style>
    <style:style style:name="P5" style:family="paragraph" style:parent-style-name="Standard" style:list-style-name="WWNum3">
      <style:paragraph-properties fo:margin-left="1in" fo:margin-right="0in" fo:text-align="end" style:justify-single-word="false" fo:text-indent="-0.25in" style:auto-text-indent="false" style:writing-mode="rl-tb"/>
    </style:style>
    <style:style style:name="P6" style:family="paragraph" style:parent-style-name="Standard" style:list-style-name="WWNum1">
      <style:paragraph-properties fo:margin-left="1in" fo:margin-right="0in" fo:text-align="end" style:justify-single-word="false" fo:text-indent="-0.25in" style:auto-text-indent="false" style:writing-mode="rl-tb"/>
    </style:style>
    <style:style style:name="P7" style:family="paragraph" style:parent-style-name="Standard" style:list-style-name="WWNum3">
      <style:paragraph-properties fo:margin-left="1.5in" fo:margin-right="0in" fo:text-align="end" style:justify-single-word="false" fo:text-indent="-0.25in" style:auto-text-indent="false" style:writing-mode="rl-tb"/>
    </style:style>
    <style:style style:name="P8" style:family="paragraph" style:parent-style-name="Standard" style:list-style-name="WWNum1">
      <style:paragraph-properties fo:margin-left="1.5in" fo:margin-right="0in" fo:text-align="end" style:justify-single-word="false" fo:text-indent="-0.25in" style:auto-text-indent="false" style:writing-mode="rl-tb"/>
    </style:style>
    <style:style style:name="P9" style:family="paragraph" style:parent-style-name="Heading_20_1" style:master-page-name="Standard">
      <style:paragraph-properties fo:text-align="end" style:justify-single-word="false" style:page-number="1" style:writing-mode="rl-tb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7ywyz6jj2zbh"/>صفحات برنامه</text:p>
      <text:p text:style-name="P1"><text:bookmark text:name="_97zrc7xgm4sy"/>صفحات عمومی</text:p>
      <text:list xml:id="list168426600890900292" text:style-name="WWNum2">
        <text:list-item>
          <text:p text:style-name="P2">صفحه فرود Landing page</text:p>
        </text:list-item>
        <text:list-item>
          <text:p text:style-name="P2">حریم خصوصی و قوانین استفاده Privacy and Policy</text:p>
        </text:list-item>
        <text:list-item>
          <text:p text:style-name="P2">مستندات برنامه App Documents</text:p>
        </text:list-item>
        <text:list-item>
          <text:p text:style-name="P2">پشتیبانی و ارتباط بیشتر Support and Contact</text:p>
        </text:list-item>
        <text:list-item>
          <text:p text:style-name="P2">درباره پروژه About project</text:p>
        </text:list-item>
        <text:list-item>
          <text:p text:style-name="P2">ورود / ثبت‌نام / فراموشی رمز‌عبور SignUp / SignIn / Forget password</text:p>
        </text:list-item>
      </text:list>
      <text:p text:style-name="P1"><text:bookmark text:name="_cwmbs6jsxwyy"/>صفحات کاربر</text:p>
      <text:list xml:id="list1289231472860821539" text:style-name="WWNum3">
        <text:list-item>
          <text:p text:style-name="P3">داشبورد Dashboard</text:p>
          <text:list>
            <text:list-item>
              <text:p text:style-name="P5">آخرین سرویس‌ها</text:p>
            </text:list-item>
            <text:list-item>
              <text:p text:style-name="P5">خودرو کاربر</text:p>
            </text:list-item>
            <text:list-item>
              <text:p text:style-name="P5">کیلومتر باقی‌مانده تا سرویس بعدی</text:p>
            </text:list-item>
            <text:list-item>
              <text:p text:style-name="P5">خلاصه وضعیت سلامت خودرو</text:p>
            </text:list-item>
          </text:list>
        </text:list-item>
        <text:list-item>
          <text:p text:style-name="P3">پروفایل کاربر User Profile</text:p>
          <text:list>
            <text:list-item>
              <text:p text:style-name="P5"><text:span text:style-name="T1">‍</text:span>نمایش اطلاعات شخصی کاربر</text:p>
            </text:list-item>
            <text:list-item>
              <text:p text:style-name="P5">ویرایش اطلاعات شخصی کاربر</text:p>
            </text:list-item>
            <text:list-item>
              <text:p text:style-name="P5">حذف حساب کاربری</text:p>
            </text:list-item>
          </text:list>
        </text:list-item>
        <text:list-item>
          <text:p text:style-name="P3">خودرو Vehicle</text:p>
          <text:list>
            <text:list-item>
              <text:p text:style-name="P5">افزودن خودرو جدید</text:p>
            </text:list-item>
            <text:list-item>
              <text:p text:style-name="P5">ویرایش خودرو</text:p>
            </text:list-item>
            <text:list-item>
              <text:p text:style-name="P5">نمایش خودرهای ثبت شده</text:p>
            </text:list-item>
            <text:list-item>
              <text:p text:style-name="P5">حذف خودرو ثبت شده</text:p>
            </text:list-item>
            <text:list-item>
              <text:p text:style-name="P5">رفتن به صفحه سرویس‌های این خودرو</text:p>
            </text:list-item>
          </text:list>
        </text:list-item>
        <text:list-item>
          <text:p text:style-name="P3">سرویس Service</text:p>
          <text:list>
            <text:list-item>
              <text:p text:style-name="P5">افزودن سرویس جدید</text:p>
            </text:list-item>
            <text:list-item>
              <text:p text:style-name="P5">ویرایش سرویس</text:p>
            </text:list-item>
            <text:list-item>
              <text:p text:style-name="P5">حذف سرویس</text:p>
            </text:list-item>
            <text:list-item>
              <text:p text:style-name="P5">لیست سرویس‌ها</text:p>
            </text:list-item>
            <text:list-item>
              <text:p text:style-name="P5">جستجو سرویس‌ها</text:p>
            </text:list-item>
          </text:list>
        </text:list-item>
        <text:list-item>
          <text:p text:style-name="P3"><text:soft-page-break/>آمار و نمودار‌ها Analytics and Charts</text:p>
        </text:list-item>
        <text:list-item>
          <text:p text:style-name="P3">یادآور‌های سرویس Reminder</text:p>
          <text:list>
            <text:list-item>
              <text:p text:style-name="P5">لیست یادآورها</text:p>
              <text:list>
                <text:list-item>
                  <text:p text:style-name="P7">عنوان - تاریخ - کیلومتر</text:p>
                </text:list-item>
              </text:list>
            </text:list-item>
          </text:list>
        </text:list-item>
        <text:list-item>
          <text:p text:style-name="P3">تاریخچه کیلومتر Mileage History</text:p>
        </text:list-item>
        <text:list-item>
          <text:p text:style-name="P3">تنظیمات برنامه Settings</text:p>
          <text:list>
            <text:list-item>
              <text:p text:style-name="P5">زبان برنامه</text:p>
            </text:list-item>
            <text:list-item>
              <text:p text:style-name="P5">تم رنگی برنامه</text:p>
            </text:list-item>
            <text:list-item>
              <text:p text:style-name="P5">تنظیمات ناتیفیکیشن</text:p>
            </text:list-item>
          </text:list>
        </text:list-item>
      </text:list>
      <text:p text:style-name="P1"><text:bookmark text:name="_6s7tehv82odt"/>صفحات مدیر سیستم</text:p>
      <text:list xml:id="list1982952706758664947" text:style-name="WWNum1">
        <text:list-item>
          <text:p text:style-name="P4">داشبورد ادمین Admin Dashboard</text:p>
          <text:list>
            <text:list-item>
              <text:p text:style-name="P6">اطلاعات عمومی سیستم </text:p>
              <text:list>
                <text:list-item>
                  <text:p text:style-name="P8">تعداد کاربران</text:p>
                </text:list-item>
                <text:list-item>
                  <text:p text:style-name="P8">تعداد خودرو‌ها</text:p>
                </text:list-item>
                <text:list-item>
                  <text:p text:style-name="P8">تعداد سرویس‌ها</text:p>
                </text:list-item>
              </text:list>
            </text:list-item>
            <text:list-item>
              <text:p text:style-name="P6">آخرین کاربران</text:p>
            </text:list-item>
            <text:list-item>
              <text:p text:style-name="P6">آخرین سرویس‌ها</text:p>
            </text:list-item>
          </text:list>
        </text:list-item>
        <text:list-item>
          <text:p text:style-name="P4">کاربران Users</text:p>
          <text:list>
            <text:list-item>
              <text:p text:style-name="P6">لیست کاربران</text:p>
            </text:list-item>
            <text:list-item>
              <text:p text:style-name="P6">ویرایش کاربران</text:p>
            </text:list-item>
            <text:list-item>
              <text:p text:style-name="P6">حذف کاربران</text:p>
            </text:list-item>
            <text:list-item>
              <text:p text:style-name="P6"><text:soft-page-break/>مشاهده سرویس‌های کاربر</text:p>
            </text:list-item>
          </text:list>
        </text:list-item>
        <text:list-item>
          <text:p text:style-name="P4">خودرو‌ها Vehicles</text:p>
          <text:list>
            <text:list-item>
              <text:p text:style-name="P6">لیست خودرو‌ها</text:p>
            </text:list-item>
            <text:list-item>
              <text:p text:style-name="P6">جستجوی خودرو</text:p>
            </text:list-item>
            <text:list-item>
              <text:p text:style-name="P6">ویرایش خودرو</text:p>
            </text:list-item>
            <text:list-item>
              <text:p text:style-name="P6">حذف خودرو</text:p>
            </text:list-item>
          </text:list>
        </text:list-item>
        <text:list-item>
          <text:p text:style-name="P4">سرویس‌ها Services</text:p>
          <text:list>
            <text:list-item>
              <text:p text:style-name="P6">لیست سرویس‌ها</text:p>
            </text:list-item>
            <text:list-item>
              <text:p text:style-name="P6">ویرایش سرویس</text:p>
            </text:list-item>
            <text:list-item>
              <text:p text:style-name="P6">حذف سرویس</text:p>
            </text:list-item>
            <text:list-item>
              <text:p text:style-name="P6">جستجوی سرویس</text:p>
            </text:list-item>
          </text:list>
        </text:list-item>
        <text:list-item>
          <text:p text:style-name="P4">قطعات Parts</text:p>
          <text:list>
            <text:list-item>
              <text:p text:style-name="P6">افرودن قطعه</text:p>
            </text:list-item>
            <text:list-item>
              <text:p text:style-name="P6">جستجو قطعه</text:p>
            </text:list-item>
            <text:list-item>
              <text:p text:style-name="P6">لیست قطعات</text:p>
            </text:list-item>
            <text:list-item>
              <text:p text:style-name="P6">ویرایش قطعه</text:p>
            </text:list-item>
            <text:list-item>
              <text:p text:style-name="P6">حذف قطعه</text:p>
            </text:list-item>
          </text:list>
        </text:list-item>
        <text:list-item>
          <text:p text:style-name="P4">تنظیمات برنامه Performance</text:p>
          <text:list>
            <text:list-item>
              <text:p text:style-name="P6">فعال و غیر فعال کردن برنامه</text:p>
            </text:list-item>
            <text:list-item>
              <text:p text:style-name="P6">تنظیمات عمومی</text:p>
              <text:list>
                <text:list-item>
                  <text:p text:style-name="P8">آیکون برنامه</text:p>
                </text:list-item>
                <text:list-item>
                  <text:p text:style-name="P8">نام و عنوان برنامه</text:p>
                </text:list-item>
                <text:list-item>
                  <text:p text:style-name="P8">رنگ‌های اصلی برنامه</text:p>
                </text:list-item>
                <text:list-item>
                  <text:p text:style-name="P8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roman" style:font-pitch="variable"/>
    <style:font-face style:name="Vazirmatn" svg:font-family="Vazirmatn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Vazirmatn1" svg:font-family="Vazirmat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Vazirmatn" fo:font-size="11pt" fo:language="en" fo:country="none" style:letter-kerning="false" style:font-name-asian="Vazirmatn1" style:font-size-asian="11pt" style:language-asian="zh" style:country-asian="CN" style:font-name-complex="Vazirmat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fo:font-weight="bold"/>
    </style:style>
    <style:style style:name="ListLabel_20_20" style:display-name="ListLabel 20" style:family="text">
      <style:text-properties style:text-underline-style="none" fo:font-weight="bold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fo:background-color="#ffffff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5$Unix OpenOffice.org_project/4115m2$Build-9813</meta:generator>
    <meta:document-statistic meta:table-count="0" meta:image-count="0" meta:object-count="0" meta:page-count="3" meta:paragraph-count="74" meta:word-count="293" meta:character-count="1416"/>
    <dc:date>2024-11-06T21:48:56</dc:date>
    <dc:creator>Jalal Bagheri</dc:creator>
    <meta:editing-duration>PT32S</meta:editing-duration>
    <meta:editing-cycles>1</meta:editing-cycles>
  </office:meta>
</office:document-meta>
</file>